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aec8" officeooo:paragraph-rsid="0021aec8"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e854a"/>
    </style:style>
    <style:style style:name="T5" style:family="text">
      <style:text-properties fo:language="en" fo:country="US" officeooo:rsid="001ffcf0"/>
    </style:style>
    <style:style style:name="T6" style:family="text">
      <style:text-properties officeooo:rsid="0016f6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1th</text:span> of <text:span text:style-name="T4">November</text:span><text:span text:style-name="T3"> </text:span>202<text:span text:style-name="T3">5</text:span> under the <text:span text:style-name="T5">52nd</text:span> PA Meeting.</text:p>
      <text:p text:style-name="P1"/>
      <text:p text:style-name="P1">The Assembly, recognising the current situation,</text:p>
      <text:p text:style-name="P1"/>
      <text:p text:style-name="P4">Constitutes the need to <text:s/><text:span text:style-name="T6">implement the principle of "Uti aedificas, uti possideatis" </text:span>(you build, you own)<text:span text:style-name="T6"> for </text:span>motions claiming more land for a recognized entity, with the following regulations:</text:p>
      <text:p text:style-name="P4">A. Exceptions to this rule are the following</text:p>
      <text:p text:style-name="P4">1. A WHS is part of the nation.</text:p>
      <text:p text:style-name="P4">2. If nations share a border in the same regionfile, they can all do a single proposal for the border within reason.</text:p>
      <text:p text:style-name="P4">3. Water claims having a limit of 125 off the shore/coast.</text:p>
      <text:p text:style-name="P4">3.1 Shallow bodies of water like swamps are exempted from this rule, as they are considered dry claims.</text:p>
      <text:p text:style-name="P4">B1. Small changes to the environment don’t count for this rule (the idea is avoid having a small building like a small tower and/or wall count to claim as new territory), for the claim to be acceptable it has to meet the following criteria:</text:p>
      <text:p text:style-name="P4">1. Be able to extract food.</text:p>
      <text:p text:style-name="P4">2. Have farms for resources.</text:p>
      <text:p text:style-name="P4">3. Have contraptions to transform materials.</text:p>
      <text:p text:style-name="P4">4. Have simple redstone contraptions.</text:p>
      <text:p text:style-name="P4">5. Have decorations or changes to the environment visible from dynmap.</text:p>
      <text:p text:style-name="P4">6. Have infrastructure.</text:p>
      <text:p text:style-name="P4">7. Not be disconnected.</text:p>
      <text:p text:style-name="P4">8. Have a storage.</text:p>
      <text:p text:style-name="P4">9. Be able to be used as a permanent base.</text:p>
      <text:p text:style-name="P4">B2. If the criteria in B1 are not met, it should be considered an outpost, where if development halts for a period of time it will be considered unclaimed.</text:p>
      <text:p text:style-name="P4"/>
      <text:p text:style-name="P4">This in order to limit the claims for nothing or vast areas even with the intention of building there but it never happening. This also to encourage the continued development of small outposts or colonies by other players.</text:p>
      <text:p text:style-name="P1"/>
      <text:p text:style-name="P1">And proceeds.</text:p>
      <text:p text:style-name="P1"/>
      <text:p text:style-name="P1">Signed by,</text:p>
      <text:p text:style-name="P4">RedPanda_4</text:p>
      <text:p text:style-name="P1"/>
      <text:p text:style-name="P1"/>
      <text:p text:style-name="P1"/>
      <text:p text:style-name="Standard"><text:span text:style-name="T1">[</text:span><text:span text:style-name="T2">Motion 52-20: To implement the principle of "Uti aedificas, uti possideatis" for claim motion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1T19:37:25.208745141</dc:date>
    <meta:editing-duration>PT8M2S</meta:editing-duration>
    <meta:editing-cycles>11</meta:editing-cycles>
    <meta:generator>LibreOffice/24.2.7.2$Linux_X86_64 LibreOffice_project/420$Build-2</meta:generator>
    <meta:document-statistic meta:table-count="0" meta:image-count="0" meta:object-count="0" meta:page-count="1" meta:paragraph-count="24" meta:word-count="301" meta:character-count="1739" meta:non-whitespace-character-count="1461"/>
  </office:meta>
</office:document-meta>
</file>